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2b6" officeooo:paragraph-rsid="0001d2b6"/>
    </style:style>
    <style:style style:name="P2" style:family="paragraph" style:parent-style-name="Text_20_body">
      <style:text-properties officeooo:rsid="0001d2b6" officeooo:paragraph-rsid="0001d2b6" loext:padding="0.0193in" loext:border="0.06pt solid #d9d9e3"/>
    </style:style>
    <style:style style:name="P3" style:family="paragraph" style:parent-style-name="Text_20_body">
      <style:paragraph-properties fo:padding="0.0193in" fo:border="0.06pt solid #d9d9e3"/>
      <style:text-properties loext:padding="0.0193in" loext:border="0.06pt solid #d9d9e3"/>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ext_20_body">
      <style:text-properties officeooo:rsid="00065ad9" officeooo:paragraph-rsid="00065ad9"/>
    </style:style>
    <style:style style:name="P6" style:family="paragraph" style:parent-style-name="Text_20_body">
      <style:text-properties fo:font-weight="bold" officeooo:rsid="00065ad9" officeooo:paragraph-rsid="00065ad9" style:font-weight-asian="bold" style:font-weight-complex="bold"/>
    </style:style>
    <style:style style:name="P7" style:family="paragraph" style:parent-style-name="Text_20_body" style:list-style-name="L1">
      <style:paragraph-properties fo:margin-top="0in" fo:margin-bottom="0in" style:contextual-spacing="false" fo:padding="0.0193in" fo:border="0.06pt solid #d9d9e3"/>
      <style:text-properties loext:padding="0.0193in" loext:border="0.06pt solid #d9d9e3"/>
    </style:style>
    <style:style style:name="P8" style:family="paragraph" style:parent-style-name="Text_20_body" style:list-style-name="L1">
      <style:paragraph-properties fo:padding="0.0193in" fo:border="0.06pt solid #d9d9e3"/>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kay, so I will talk about the general idea now, then you can divide this idea into steps to achieve the goal of that idea step by step. Each eel should be put on the map at the first location now as a small dot. Regarding the different times we have stored in the database I want to visualize the eels movements throughout the map. For that to happen we can use the data we have stored in date_ranges, where we have stored the minimum date and the maximum date for each location the eel has been in. We could then take the difference between the first location and the following location and take that value as the velocity for the dot to travel with. When the dot reaches a location that are all stored in the location_coordinates dictionary, it merges with all the eels that are there at the time. When we can see that eels from that location leave the location, the merging process is proportionally reverted and the big merged dot shrinks again. We should do this between all the locations and visualize the eel data this way. How can we divide this into steps and work on it?</text:p>
      <text:p text:style-name="P1"/>
      <text:p text:style-name="P2">Great idea! Here are some possible steps to achieve this:</text:p>
      <text:list xml:id="list1069798134" text:style-name="L1">
        <text:list-item>
          <text:p text:style-name="P7">Import the necessary libraries and modules (e.g. pandas, tkinter, math, datetime, etc.).</text:p>
        </text:list-item>
        <text:list-item>
          <text:p text:style-name="P7">Load the eel data from the database into a pandas DataFrame.</text:p>
        </text:list-item>
        <text:list-item>
          <text:p text:style-name="P7">Create a canvas and set the map background.</text:p>
        </text:list-item>
        <text:list-item>
          <text:p text:style-name="P7">Create a dictionary to store the location coordinates for each location in the eel data.</text:p>
        </text:list-item>
        <text:list-item>
          <text:p text:style-name="P7">Create a loop that iterates over each eel in the DataFrame and plots a dot on the canvas at its first location.</text:p>
        </text:list-item>
        <text:list-item>
          <text:p text:style-name="P7">Create a dictionary to store the date range for each location in the eel data.</text:p>
        </text:list-item>
        <text:list-item>
          <text:p text:style-name="P7">Create a loop that iterates over each eel in the DataFrame and calculates its velocity between each pair of consecutive locations using the date ranges.</text:p>
        </text:list-item>
        <text:list-item>
          <text:p text:style-name="P7">Create a function that moves each eel dot on the canvas from its current location to its next location based on the calculated velocity.</text:p>
        </text:list-item>
        <text:list-item>
          <text:p text:style-name="P7">Create a function that merges the eel dots at each location into a single dot and updates its size based on the number of eels.</text:p>
        </text:list-item>
        <text:list-item>
          <text:p text:style-name="P7">Create a function that reverses the merging process when eels leave a location.</text:p>
        </text:list-item>
        <text:list-item>
          <text:p text:style-name="P7">Create a main loop that updates the canvas every few milliseconds by calling the move, merge, and unmerge functions.</text:p>
        </text:list-item>
        <text:list-item>
          <text:p text:style-name="P7">Add labels and legends to the map to make it more informative and easier to understand.</text:p>
        </text:list-item>
        <text:list-item>
          <text:p text:style-name="P8">Test and debug the code to make sure it works as expected.</text:p>
        </text:list-item>
      </text:list>
      <text:p text:style-name="P3">These are just some basic steps, and you may need to modify them or add additional steps depending on the specifics of your project. Good luck!</text:p>
      <text:p text:style-name="Text_20_body"><text:line-break/># for row in date_ranges.itertuples():</text:p>
      <text:p text:style-name="P4"># eel_id = row.ID_HEX</text:p>
      <text:p text:style-name="P4"># location = row.Ort</text:p>
      <text:p text:style-name="P4"># min_date = row.min_date</text:p>
      <text:p text:style-name="P4"># max_date = row.max_date</text:p>
      <text:p text:style-name="P4"># coordinates = location_coordinates[location]</text:p>
      <text:p text:style-name="P4"><text:soft-page-break/># x, y = coordinates</text:p>
      <text:p text:style-name="P4"># radius = 5</text:p>
      <text:p text:style-name="P4"># x_offset = random.randint(-7, 7)</text:p>
      <text:p text:style-name="P4"># y_offset = random.randint(-7, 7)</text:p>
      <text:p text:style-name="P4"># canvas.create_oval(x - radius + x_offset, y - radius + y_offset, x + radius + x_offset, y + radius + y_offset, fill='blue', outline='')</text:p>
      <text:p text:style-name="Text_20_body"/>
      <text:p text:style-name="P4"># dots = []</text:p>
      <text:p text:style-name="Text_20_body"/>
      <text:p text:style-name="P4"># # Iterate through each row in date_ranges</text:p>
      <text:p text:style-name="P4"># for row in date_ranges.itertuples():</text:p>
      <text:p text:style-name="P4"># eel_id = row.ID_HEX</text:p>
      <text:p text:style-name="P4"># location = row.Ort</text:p>
      <text:p text:style-name="P4"># min_date = row.min_date</text:p>
      <text:p text:style-name="P4"># max_date = row.max_date</text:p>
      <text:p text:style-name="P4"># # Get coordinates for the location from the location_coordinates dictionary</text:p>
      <text:p text:style-name="P4"># coordinates = location_coordinates[location]</text:p>
      <text:p text:style-name="P4"># # Create a tuple containing the information for this dot</text:p>
      <text:p text:style-name="P4"># dot_info = (coordinates, eel_id, min_date, max_date)</text:p>
      <text:p text:style-name="P4"># # Add the tuple to the list of dots</text:p>
      <text:p text:style-name="P4"># dots.append(dot_info)</text:p>
      <text:p text:style-name="P4"># # Iterate through the list of dots and create the animation</text:p>
      <text:p text:style-name="P4"># for i, dot in enumerate(dots):</text:p>
      <text:p text:style-name="P4"># # Get the coordinates for the dot</text:p>
      <text:p text:style-name="P4"># x, y = dot[0]</text:p>
      <text:p text:style-name="P4"># # Set the radius and offset for the dot</text:p>
      <text:p text:style-name="P4"># radius = 5</text:p>
      <text:p text:style-name="P4"># x_offset = random.randint(-7, 7)</text:p>
      <text:p text:style-name="P4"># y_offset = random.randint(-7, 7)</text:p>
      <text:p text:style-name="P4"># oval = canvas.create_oval(x - radius + x_offset, y - radius + y_offset, x + radius + x_offset, y + radius + y_offset, fill='blue', outline='')</text:p>
      <text:p text:style-name="Text_20_body"/>
      <text:p text:style-name="P4"># # Set the tags for the oval</text:p>
      <text:p text:style-name="P4"># tags = (dot[1], dot[2], dot[3])</text:p>
      <text:p text:style-name="P4"># canvas.itemconfig(oval, tags=tags)</text:p>
      <text:p text:style-name="P4"># # Add the oval to the list of dots</text:p>
      <text:p text:style-name="P4"># dots[i] = (dot[0], oval, dot[1], dot[2], dot[3])</text:p>
      <text:p text:style-name="Text_20_body"/>
      <text:p text:style-name="Text_20_body"/>
      <text:p text:style-name="P4"># # Group by latest_loc and count the number of each phenotype</text:p>
      <text:p text:style-name="P4"># phenotype_counts = eelcard_df.groupby(['latest_loc', 'Phenotype']).size().reset_index(name='count')</text:p>
      <text:p text:style-name="Text_20_body"/>
      <text:p text:style-name="P4"><text:soft-page-break/># # Create circles on canvas based on count of each phenotype</text:p>
      <text:p text:style-name="P4"># dot_offsets = {} # Dictionary to store the x and y offsets for each dot</text:p>
      <text:p text:style-name="P4"># for loc, pheno, count in phenotype_counts[['latest_loc', 'Phenotype', 'count']].values:</text:p>
      <text:p text:style-name="P4"># x, y = location_coordinates[loc]</text:p>
      <text:p text:style-name="P4"># radius = math.sqrt(count) * 5</text:p>
      <text:p text:style-name="P4"># offset_x, offset_y = dot_offsets.get((x, y), (1, 1)) # Get any existing offset for this location</text:p>
      <text:p text:style-name="P4"># if pheno == 'B':</text:p>
      <text:p text:style-name="P4"># fill_color = 'white'</text:p>
      <text:p text:style-name="P4"># dot_id = canvas.create_oval(x - radius + offset_x, y - radius + offset_y, x + radius + offset_x, y + radius + offset_y, fill=fill_color, tags=('dot', loc, pheno, count))</text:p>
      <text:p text:style-name="P4"># elif pheno == 'G':</text:p>
      <text:p text:style-name="P4"># fill_color = 'yellow'</text:p>
      <text:p text:style-name="P4"># dot_id = canvas.create_oval(x - radius + offset_x, y - radius + offset_y, x + radius + offset_x, y + radius + offset_y, fill=fill_color, tags=('dot', loc, pheno, count))</text:p>
      <text:p text:style-name="P4"># elif pheno == 'I':</text:p>
      <text:p text:style-name="P4"># fill_color = 'orange'</text:p>
      <text:p text:style-name="P4"># dot_id = canvas.create_oval(x - radius + offset_x, y - radius + offset_y, x + radius + offset_x, y + radius + offset_y, fill=fill_color, tags=('dot', loc, pheno, count))</text:p>
      <text:p text:style-name="P4"># # Update the offset for this location based on the size of the dot</text:p>
      <text:p text:style-name="P4"># dot_offsets[(x, y)] = (offset_x + radius * 1, offset_y)</text:p>
      <text:p text:style-name="Text_20_body"/>
      <text:p text:style-name="P4"># # Bind the &lt;Enter&gt; and &lt;Leave&gt; events to the dot</text:p>
      <text:p text:style-name="P4"># canvas.tag_bind(dot_id, "&lt;Enter&gt;", lambda event, dot_id=dot_id: show_info(dot_id))</text:p>
      <text:p text:style-name="P4"># # canvas.tag_bind(dot_id, "&lt;Button-1&gt;", lambda event, loc=loc: show_dataframe(loc))</text:p>
      <text:p text:style-name="P4"># # canvas.bind("&lt;Button-1&gt;", canvas_click)</text:p>
      <text:p text:style-name="Text_20_body"/>
      <text:p text:style-name="Text_20_body"/>
      <text:p text:style-name="P6">without MovableImage, this works:</text:p>
      <text:p text:style-name="P5"/>
      <text:p text:style-name="P5">def create_dot(df):</text:p>
      <text:p text:style-name="P5"><text:s text:c="4"/>global location_coordinates, previous_oval, canvas</text:p>
      <text:p text:style-name="P5"/>
      <text:p text:style-name="P5"><text:s text:c="4"/>for index, row in df.iterrows():</text:p>
      <text:p text:style-name="P5"><text:s text:c="8"/>location = row.Ort</text:p>
      <text:p text:style-name="P5"><text:s text:c="8"/>coordinates = location_coordinates[location]</text:p>
      <text:p text:style-name="P5"><text:s text:c="8"/>x, y = coordinates</text:p>
      <text:p text:style-name="P5"><text:s text:c="8"/>x_offset = random.randint(-7, 7)</text:p>
      <text:p text:style-name="P5"><text:s text:c="8"/>y_offset = random.randint(-7, 7)</text:p>
      <text:p text:style-name="P5"><text:s text:c="8"/>radius = 5</text:p>
      <text:p text:style-name="P5"><text:soft-page-break/><text:s text:c="8"/>fill_color = 'red' if previous_oval is None else 'blue'</text:p>
      <text:p text:style-name="P5"><text:s text:c="8"/>oval = canvas.create_oval(x - radius + x_offset, y - radius + y_offset, x + radius + x_offset, y + radius + y_offset, fill=fill_color)</text:p>
      <text:p text:style-name="P5"><text:s text:c="8"/>previous_oval = oval</text:p>
      <text:p text:style-name="P5"><text:s text:c="8"/>canvas.update()</text:p>
      <text:p text:style-name="P5"><text:s text:c="8"/>time.sleep(1)</text:p>
      <text:p text:style-name="P5"/>
      <text:p text:style-name="P5"/>
      <text:p text:style-name="P5">previous_oval = None</text:p>
      <text:p text:style-name="P5">create_dot(date_ra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22:24:04.220757270</meta:creation-date>
    <meta:editing-duration>P4DT6H51M18S</meta:editing-duration>
    <meta:editing-cycles>5</meta:editing-cycles>
    <meta:generator>LibreOffice/7.3.7.2$Linux_X86_64 LibreOffice_project/30$Build-2</meta:generator>
    <dc:date>2023-05-02T16:11:43.754559102</dc:date>
    <meta:document-statistic meta:table-count="0" meta:image-count="0" meta:object-count="0" meta:page-count="4" meta:paragraph-count="94" meta:word-count="1052" meta:character-count="6256" meta:non-whitespace-character-count="5214"/>
  </office:meta>
</office:document-meta>
</file>